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Loran</text:p>
      <text:p text:style-name="P1">Im Fach Mathematik hast du die Themen Zuordnungen, Dreisatz, Prozentrechnung und Einstieg in die Algebra behandelt. Hierbei waren deine Leistungen sehr von deiner Tagesform abhängig. An manchen Tagen wurde deine hohe mathematische Auffassungsgabe erkennbar, an anderen Tagen konnte man dich kaum animieren mitzumachen. Denke daran: Schule ist zum Lernen da. Egal ob man gerade Lust hat oder nicht.</text:p>
      <text:p text:style-name="Standard"/>
      <text:p text:style-name="Standard">Cahit</text:p>
      <text:p text:style-name="P1">Im Fach Mathematik hast du die Themen Zuordnungen, Dreisatz, Prozentrechnung und Einstieg in die Algebra behandelt. Hier hast du zu selten mündliche Beiträge geliefert. Schriftlich hast du aber stets diszipliniert mitgearbeitet. Fange früher an dich auf Klassenarbeiten vorzubereiten.</text:p>
      <text:p text:style-name="Standard"/>
      <text:p text:style-name="Standard">Elif</text:p>
      <text:p text:style-name="P1">Im Fach Mathematik hast du die Themen Zuordnungen, Dreisatz, Prozentrechnung und Einstieg in die Algebra behandelt. Hierbei hast du mit deinen mündlichen Beiträgen oft gezeigt, dass du eine hohe mathematische Auffassungsgabe hast. Im zweiten Halbjahr haben sich deine Leistungen verschlechtert, weil du zu oft mit anderen Dingen beschäftigt warst.</text:p>
      <text:p text:style-name="Standard"/>
      <text:p text:style-name="Standard">Ibrahim</text:p>
      <text:p text:style-name="P1">Im Fach Mathematik hast du die Themen Zuordnungen, Dreisatz, Prozentrechnung und Einstieg in die Algebra behandelt. Hierbei hast du oft große Sorgfalt, Ausdauer und Disziplin bewiesen. Das finden wir prima. Fange früher an dich auf Klassenarbeiten vorzubereiten, dann wirst du sicher noch erfolgreicher.</text:p>
      <text:p text:style-name="Standard"/>
      <text:p text:style-name="Standard">Buvaisar</text:p>
      <text:p text:style-name="P1">Im Fach Mathematik hast du die Themen Zuordnungen, Dreisatz, Prozentrechnung und Einstieg in die Algebra behandelt. Hierbei hast du bei deinen schriftlichen Ausarbeitungen oft Disziplin und Ausdauer bewiesen, was wir gut finden. Melde dich in Zukunft öfter und denke daran: Auch eine Frage kann ein guter mündlicher Beitrag sein.</text:p>
      <text:p text:style-name="Standard"/>
      <text:p text:style-name="Standard">Cheyenne</text:p>
      <text:p text:style-name="P1">Im Fach Mathematik hast du die Themen Zuordnungen, Dreisatz, Prozentrechnung und Einstieg in die Algebra behandelt. Hierbei haben sich deine Leistungen im Laufe des Schuljahres verbessert. Das finden wir prima. Man merkt, dass du dir jetzt mehr Mühe gibst, dem Unterrichtsgeschehen zu folgen. Weiter so!</text:p>
      <text:p text:style-name="Standard"/>
      <text:p text:style-name="Standard">Nadja</text:p>
      <text:p text:style-name="P1">Im Fach Mathematik hast du die Themen Zuordnungen, Dreisatz, Prozentrechnung und Einstieg in die Algebra behandelt. Hierbei haben sich deine Leistungen im Laufe des Schuljahres entscheidend verbessert. Das finden wir prima. Man merkt, durch deine mündlichen Beiträge, dass du dir jetzt mehr Mühe gibst, dem Unterrichtsgeschehen zu folgen. Weiter so!</text:p>
      <text:p text:style-name="P1"/>
      <text:p text:style-name="Standard">Emre</text:p>
      <text:p text:style-name="P1">Im Fach Mathematik hast du die Themen Zuordnungen, Dreisatz, Prozentrechnung und Einstieg in die Algebra behandelt. Hierbei hast du immer wieder gezeigt, dass du dem Unterrichtsverlauf folgen möchtest und hast dich oft gemeldet. An eigenen Aufgaben hast du konzentriert und lange gearbeitet. Mit deinem Fleiß hast du uns beeindruckt. Darauf kannst du stolz sein!</text:p>
      <text:p text:style-name="P1"/>
      <text:p text:style-name="Standard"/>
      <text:p text:style-name="Standard"/>
      <text:p text:style-name="Standard"/>
      <text:p text:style-name="Standard"><text:soft-page-break/>Sarah</text:p>
      <text:p text:style-name="P1">Im Fach Mathematik hast du die Themen Zuordnungen, Dreisatz, Prozentrechnung und Einstieg in die Algebra behandelt. Hierbei konntest du sowohl deine mündlichen als auch deine schriftlichen Leistungen im Laufe des Schuljahres steigern. Du warst auch seltener abgelenkt. Das finden wir prima.</text:p>
      <text:p text:style-name="P1"/>
      <text:p text:style-name="Standard">Isha</text:p>
      <text:p text:style-name="P1">Im Fach Mathematik hast du die Themen Zuordnungen, Dreisatz, Prozentrechnung und Einstieg in die Algebra behandelt. Hierbei haben deine mündlichen Leistungen im zweiten Halbjahr nachgelassen. Auch bei den Klassenarbeiten warst du leider nicht erfolgreich. Wenn du etwas im Unterricht nicht verstehst, musst du dies unbedingt nachholen, um erfolgreich zu sein.</text:p>
      <text:p text:style-name="P1"/>
      <text:p text:style-name="Standard">Erfan</text:p>
      <text:p text:style-name="P1">Im Fach Mathematik hast du die Themen Zuordnungen, Dreisatz, Prozentrechnung und Einstieg in die Algebra behandelt. Hierbei hast du besonders bei den Klassenarbeiten gezeigt, wie diszipliniert und gewissenhaft du arbeitest. Du kannst ruhig noch öfter mündliche Beiträge liefern.</text:p>
      <text:p text:style-name="P1"/>
      <text:p text:style-name="Standard">Daniel</text:p>
      <text:p text:style-name="P1">Im Fach Mathematik hast du die Themen Zuordnungen, Dreisatz, Prozentrechnung und Einstieg in die Algebra behandelt. Hierbei konntest du im Laufe des Schuljahres deine Leistungen deutlich steigern. Man merkt nun, dass dir deine schulischen Leistungen wichtig sind. Das finden wir prima. Weiter so!</text:p>
      <text:p text:style-name="P1"/>
      <text:p text:style-name="Standard">Brian</text:p>
      <text:p text:style-name="P1">Im Fach Mathematik hast du die Themen Zuordnungen, Dreisatz, Prozentrechnung und Einstieg in die Algebra behandelt. Hierbei hat man zuletzt gemerkt, dass du bereit bist dir Mühe zu geben. Leider bist du zu oft nicht anwesend, sodass es dir schwer fällt dem Unterrichtsverlauf zu folgen. Wenn du öfter da wärst, könntest du sicher noch bessere Leistungen erbringen. Da sind wir uns sicher.</text:p>
      <text:p text:style-name="P1"/>
      <text:p text:style-name="Standard">Volkan</text:p>
      <text:p text:style-name="P1">Im Fach Mathematik hast du die Themen Zuordnungen, Dreisatz, Prozentrechnung und Einstieg in die Algebra behandelt. Hierbei merkte man durch deine mündlichen Beiträge im zweiten Halbjahr, dass du langsam erkennst, wie wichtig schulischer Erfolg ist. Trotzdem steht dir dein undiszipliniertes Verhalten immer noch im Weg. Das muss sich ändern.</text:p>
      <text:p text:style-name="P1"/>
      <text:p text:style-name="Standard">Lola</text:p>
      <text:p text:style-name="P1">Im Fach Mathematik hast du die Themen Zuordnungen, Dreisatz, Prozentrechnung und Einstieg in die Algebra behandelt. Hierbei konntest du sowohl deine mündlichen als auch deine schriftlichen Leistungen im Laufe des Schuljahres deutlich verbessern. Darauf kannst du stolz sein!</text:p>
      <text:p text:style-name="P1"/>
      <text:p text:style-name="Standard">Tyler</text:p>
      <text:p text:style-name="P1">Im Fach Mathematik hättest du die Themen Zuordnungen, Dreisatz, Prozentrechnung und Einstieg in die Algebra behandeln können. Leider warst du nicht anwesend.</text:p>
      <text:p text:style-name="P1"/>
      <text:p text:style-name="Standard">Vinos</text:p>
      <text:p text:style-name="P1">Im Fach Mathematik hast du die Themen Zuordnungen, Dreisatz, Prozentrechnung und Einstieg in die Algebra behandelt. Hier warst du stets um eine gute mündliche Mitarbeit bemüht. Auch deine schriftlichen Leistungen waren ordentlich. Weiter so!</text:p>
      <text:p text:style-name="P1"/>
      <text:p text:style-name="Standard">Yasin</text:p>
      <text:p text:style-name="P1">Im Fach Mathematik hast du die Themen Zuordnungen, Dreisatz, Prozentrechnung und Einstieg in <text:soft-page-break/>die Algebra behandelt. Hierbei wurde deutlich, dass du ganz grundsätzliche Schwierigkeiten hast dem Unterricht zu folgen. Hieran müssen wir unbedingt arbeiten.</text:p>
      <text:p text:style-name="P1"/>
      <text:p text:style-name="Standard">Arnika</text:p>
      <text:p text:style-name="P1">Im Fach Mathematik hast du die Themen Zuordnungen, Dreisatz, Prozentrechnung und Einstieg in die Algebra behandelt. Hierbei hast du mit großem Fleiß und viel Ausdauer auch schwere Aufgaben bearbeitet und gelöst. Deine Arbeitshaltung ist vorbildlich. Weiter so!</text:p>
      <text:p text:style-name="P1"/>
      <text:p text:style-name="Standard">Vanessa</text:p>
      <text:p text:style-name="P1">Im Fach Mathematik hast du die Themen Zuordnungen, Dreisatz, Prozentrechnung und Einstieg in die Algebra behandelt. Hierbei merkte man vor allem im zweiten Halbjahr, dass du merkst, dass schulische Leistungen wichtig sind. Mit deiner neuen Disziplin und Ausdauer hast du uns überrascht und beeindruckt. Du kannst stolz auf dich sein.</text:p>
      <text:p text:style-name="P1"/>
      <text:p text:style-name="Standard">Cyndi</text:p>
      <text:p text:style-name="P1">Im Fach Mathematik hast du die Themen Zuordnungen, Dreisatz, Prozentrechnung und Einstieg in die Algebra behandelt. Hierbei hast du sowohl mündlich als auch schriftlich bewiesen, was für eine hohe mathematische Auffassungsgabe du hast. Hör auf an dir selbst zu zweifeln, das hast du nicht nötig.</text:p>
      <text:p text:style-name="P1"/>
      <text:p text:style-name="Standard">Hasan</text:p>
      <text:p text:style-name="P1">Im Fach Mathematik hast du die Themen Zuordnungen, Dreisatz, Prozentrechnung und Einstieg in die Algebra behandelt. <text:s/>Hier warst du stets um eine gute mündliche Mitarbeit bemüht. Auch deine schriftlichen Leistungen waren ordentlich. Weiter so!</text:p>
      <text:p text:style-name="P1"/>
      <text:p text:style-name="Standard">Gurja</text:p>
      <text:p text:style-name="P1">Im Fach Mathematik hast du die Themen Zuordnungen, Dreisatz, Prozentrechnung und Einstieg in die Algebra behandelt. Hierbei haben deine Leistungen im zweiten Halbjahr leider etwas nachgelassen. Trotzdem warst du meistens diszipliniert und hast dich auf die Aufgaben eingelassen. Das finden wir gut.</text:p>
      <text:p text:style-name="P1"/>
      <text:p text:style-name="Standard">Connor</text:p>
      <text:p text:style-name="P1">Im Fach Mathematik hast du die Themen Zuordnungen, Dreisatz, Prozentrechnung und Einstieg in die Algebra behandelt. Hierbei hast du sowohl mündlich als auch schriftlich vor allem im zweiten Halbjahr ausgezeichnete Leistungen erbracht. Im Unterricht bist du stets ausdauernd, diszipliniert und geduldig gewesen. Darauf kannst du stolz sein. </text:p>
      <text:p text:style-name="P1"/>
      <text:p text:style-name="Standard">Jamie</text:p>
      <text:p text:style-name="P1">Im Fach Mathematik hast du die Themen Zuordnungen, Dreisatz, Prozentrechnung und Einstieg in die Algebra behandelt. Hierbei hast du sowohl mündlich als auch schriftlich vor allem im zweiten Halbjahr ausgezeichnete Leistungen erbracht. Nach dem Erledigen der Aufgaben warst du auch stets bereit deinen Mitschülern zu helfen. Darauf kannst du stolz se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7T16:12:04.98</meta:creation-date>
    <dc:date>2019-06-17T17:54:43.18</dc:date>
    <meta:editing-duration>PT1H42M33S</meta:editing-duration>
    <meta:editing-cycles>8</meta:editing-cycles>
    <meta:generator>OpenOffice/4.1.6$Win32 OpenOffice.org_project/416m1$Build-9790</meta:generator>
    <meta:document-statistic meta:table-count="0" meta:image-count="0" meta:object-count="0" meta:page-count="3" meta:paragraph-count="50" meta:word-count="1128" meta:character-count="7807"/>
  </office:meta>
</office:document-meta>
</file>